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ffff" draw:marker-start-width="0.355cm" draw:marker-end-width="0.355cm" draw:fill="hatch" draw:fill-color="#000000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2_20_Dots_20_3_20_Dashes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hatch" draw:fill-color="#000000" draw:fill-hatch-name="Black_20_90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97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solid" draw:fill-color="#ffffff" fo:min-height="0.45cm"/>
    </style:style>
    <style:style style:name="gr10" style:family="graphic" style:parent-style-name="objectwithoutfill">
      <style:graphic-properties svg:stroke-width="0.05cm" draw:marker-start="Circle_20_unfilled" draw:marker-start-width="0.275cm" draw:marker-end="Circle_20_unfilled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solid" draw:fill-color="#ffffff" fo:min-height="0.75cm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8cm" draw:fill="none" draw:textarea-vertical-align="middl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5cm"/>
    </style:style>
    <style:style style:name="gr18" style:family="graphic" style:parent-style-name="objectwithoutfill">
      <style:graphic-properties svg:stroke-width="0.3cm" svg:stroke-color="#99ff66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none" svg:stroke-color="#000000" draw:fill="solid" draw:fill-color="#99ff66" fo:min-height="0.54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6666ff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3333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01cm" svg:height="1cm" draw:transform="skewX (0.0010471975511966) rotate (0.00139626340159546) translate (8.399cm 12.70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1cm" draw:transform="skewX (0.0010471975511966) rotate (0.00139626340159546) translate (3cm 25.9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8cm" svg:height="20.6cm" svg:x="2.9cm" svg:y="5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1cm" svg:y1="4.4cm" svg:x2="19.1cm" svg:y2="27.1cm">
          <text:p/>
        </draw:line>
        <draw:custom-shape draw:style-name="gr4" draw:text-style-name="P1" draw:layer="layout" svg:width="11.1cm" svg:height="12.2cm" svg:x="8.3cm" svg:y="13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cm" svg:y1="25.9cm" svg:x2="6.2cm" svg:y2="25.9cm">
          <text:p/>
        </draw:line>
        <draw:custom-shape draw:style-name="gr6" draw:text-style-name="P1" draw:layer="layout" svg:width="0.9cm" svg:height="21.2cm" svg:x="19.2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3.5cm" svg:height="1.225cm" svg:x="4.3cm" svg:y="4.175cm">
          <draw:text-box>
            <text:p><text:span text:style-name="T1">Buildings.BoundaryConditions.WeatherData.ReaderTMY3 <text:s/>– T &lt; 0°C</text:span></text:p>
            <text:p><text:span text:style-name="T2">(e.g. January, CHN_Nei.Mongol.Bugt.506320_CSWD.epw)</text:span></text:p>
          </draw:text-box>
        </draw:frame>
        <draw:frame draw:style-name="gr8" draw:text-style-name="P2" draw:layer="layout" svg:width="8.6cm" svg:height="0.725cm" draw:transform="rotate (1.5709708597201) translate (19.002cm 17.3cm)">
          <draw:text-box>
            <text:p><text:span text:style-name="T2">Mirror Symmetry</text:span></text:p>
          </draw:text-box>
        </draw:frame>
        <draw:frame draw:style-name="gr9" draw:layer="layout" svg:width="10.6cm" svg:height="1.673cm" svg:x="8.4cm" svg:y="19.1cm">
          <draw:text-box>
            <text:p><text:span text:style-name="T3">Cargo</text:span><text:span text:style-name="T4"> (actually takes more room fraction)</text:span></text:p>
            <text:p><text:span text:style-name="T2">Buildings.HeatTransfer.Conduction.MultiLayer</text:span></text:p>
            <text:p><text:span text:style-name="T2">4000 J/(kg·K), 0.35 W/(m·K), 800 kg/m3, Tinit = 15°C</text:span></text:p>
          </draw:text-box>
        </draw:frame>
        <draw:frame draw:style-name="gr8" draw:text-style-name="P2" draw:layer="layout" svg:width="9.1cm" svg:height="0.725cm" svg:x="3.3cm" svg:y="5.475cm">
          <draw:text-box>
            <text:p><text:span text:style-name="T2">Airtight containment, zero thermal resistance</text:span></text:p>
          </draw:text-box>
        </draw:frame>
        <draw:frame draw:style-name="gr9" draw:text-style-name="P2" draw:layer="layout" svg:width="2.4cm" svg:height="0.725cm" svg:x="9cm" svg:y="26.075cm">
          <draw:text-box>
            <text:p><text:span text:style-name="T2">QDot = 0</text:span></text:p>
          </draw:text-box>
        </draw:frame>
        <draw:frame draw:style-name="gr9" draw:text-style-name="P2" draw:layer="layout" svg:width="2.4cm" svg:height="0.725cm" svg:x="12.5cm" svg:y="12.875cm">
          <draw:text-box>
            <text:p><text:span text:style-name="T2">QDot = 0</text:span></text:p>
          </draw:text-box>
        </draw:frame>
        <draw:frame draw:style-name="gr8" draw:text-style-name="P2" draw:layer="layout" svg:width="8.6cm" svg:height="0.725cm" draw:transform="rotate (1.5709708597201) translate (7.375cm 22.5cm)">
          <draw:text-box>
            <text:p><text:span text:style-name="T2">Buildings.HeatTransfer.Convection.Interior</text:span></text:p>
          </draw:text-box>
        </draw:frame>
        <draw:frame draw:style-name="gr8" draw:text-style-name="P3" draw:layer="layout" svg:width="13.5cm" svg:height="0.725cm" draw:transform="rotate (1.57271618897209) translate (2.026cm 20.9cm)">
          <draw:text-box>
            <text:p><text:span text:style-name="T1">Buildings.BoundaryConditions.WeatherData.ReaderTMY3 <text:s/>– T &lt; 0°C</text:span></text:p>
          </draw:text-box>
        </draw:frame>
        <draw:frame draw:style-name="gr8" draw:text-style-name="P2" draw:layer="layout" svg:width="8.3cm" svg:height="0.725cm" svg:x="8.9cm" svg:y="7.475cm">
          <draw:text-box>
            <text:p><text:span text:style-name="T2">Dry air (choice of medium class?)</text:span></text:p>
          </draw:text-box>
        </draw:frame>
        <draw:connector draw:style-name="gr10" draw:text-style-name="P1" draw:layer="layout" draw:type="line" svg:x1="4.211cm" svg:y1="27.3cm" svg:x2="6.9cm" svg:y2="27.3cm" svg:d="M4211 27300h2689" svg:viewBox="0 0 2690 1">
          <text:p/>
        </draw:connector>
        <draw:frame draw:style-name="gr11" draw:text-style-name="P2" draw:layer="layout" svg:width="15.9cm" svg:height="1.199cm" svg:x="4cm" svg:y="27.5cm">
          <draw:text-box>
            <text:p><text:span text:style-name="T2">Buildings.Fluid.HeatExchangers.Radiators.RadiatorEN442_2's port_a and port_b, </text:span></text:p>
            <text:p><text:span text:style-name="T2">connected to hydronic heating circuit, ~50...100°C</text:span></text:p>
          </draw:text-box>
        </draw:frame>
        <draw:line draw:style-name="gr12" draw:text-style-name="P1" draw:layer="layout" svg:x1="5.6cm" svg:y1="26cm" svg:x2="5.6cm" svg:y2="27.3cm">
          <text:p/>
        </draw:line>
        <draw:path draw:style-name="gr13" draw:text-style-name="P1" draw:layer="layout" svg:width="15.818cm" svg:height="19.799cm" draw:transform="rotate (-3.14159265358979) translate (18.998cm 25.6985414130019cm)" svg:viewBox="0 0 15819 19800" svg:d="M185 19761c375-43 739 57 1114 37 383-22 770 12 1152 0 398-13 794-60 1188-112 383-52 769-19 1151-37 372-18 739-82 1114-74 384 7 767 4 1151-37 370-40 740-28 1114-37 409-10 834-4 1189-186 402-206 862-184 1188-520 316-327 774-404 1188-520 389-110 766-266 1114-483 375-235 782-409 1077-779s531-776 854-1114c312-327 231-736 297-1114 67-382 174-751 297-1114 125-370 32-744 112-1115 79-365 64-743 37-1114-27-373-71-744-37-1114 34-375 13-742 74-1114 61-371-37-737-37-1114 0-475 109-934 37-1411-58-384-7-765 37-1151 43-377 220-734 223-1114 3-371-26-739-37-1114-11-394-209-720-186-1114 21-370 101-756 0-1114-112-397-160-973-668-1040-392-52-1046-151-1114 409-45 372 31 743 37 1114s-21 744 0 1114c21 376-71 740-37 1114 33 371 89 740 74 1114-14 371 45 746 0 1114-46 377-51 730-111 1114-58 371-64 743-75 1114s33 745 0 1114c-33 373-52 744-37 1114 16 413 7 806 0 1225-6 381-108 742-186 1114-77 365 35 772-111 1114-184 430-451 864-854 1114-383 237-706 494-1114 706-383 199-732 128-1114 186-366 55-742 0-1114 0-396 0-793 12-1188 0-384-12-763-92-1152-75-395 16-791 0-1188 0-370 0-743-6-1114 0-383 6-795-114-1151 38-385 164-760 197-1151 222-484 29-818 398-1114 706-301 313-515 703-669 1114-136 362-408 703-371 1114l-74 371 185 297z">
          <text:p/>
        </draw:path>
        <draw:line draw:style-name="gr14" draw:text-style-name="P1" draw:layer="layout" svg:x1="5cm" svg:y1="19.3cm" svg:x2="5.1cm" svg:y2="16.3cm">
          <text:p/>
        </draw:line>
        <draw:line draw:style-name="gr15" draw:text-style-name="P1" draw:layer="layout" svg:x1="3.7cm" svg:y1="16.5cm" svg:x2="3.7cm" svg:y2="19.2cm">
          <text:p/>
        </draw:line>
        <draw:frame draw:style-name="gr11" draw:text-style-name="P4" draw:layer="layout" svg:width="12.3cm" svg:height="1.199cm" svg:x="3cm" svg:y="24.4cm">
          <draw:text-box>
            <text:p><text:span text:style-name="T5">Buildings.Fluid.HeatExchangers.Radiators.RadiatorEN442_2's HeatPortCon, with fraRad = 0</text:span></text:p>
          </draw:text-box>
        </draw:frame>
        <draw:line draw:style-name="gr16" draw:text-style-name="P1" draw:layer="layout" svg:x1="7.2cm" svg:y1="16.9cm" svg:x2="7.2cm" svg:y2="19.7cm">
          <text:p/>
        </draw:line>
        <draw:frame draw:style-name="gr8" draw:text-style-name="P2" draw:layer="layout" svg:width="4cm" svg:height="0.725cm" draw:transform="rotate (1.5709708597201) translate (6.275cm 20.2cm)">
          <draw:text-box>
            <text:p><text:span text:style-name="T2">(Airflow direction)</text:span></text:p>
          </draw:text-box>
        </draw:frame>
        <draw:frame draw:style-name="gr17" draw:text-style-name="P2" draw:layer="layout" svg:width="16.5cm" svg:height="0.9cm" svg:x="2.3cm" svg:y="3.5cm">
          <draw:text-box>
            <text:p><text:span text:style-name="T2">All dimensions are parameters (total dimensions W x H x D approx. 2.5 x 2.5 x 10 m)</text:span></text:p>
          </draw:text-box>
        </draw:frame>
        <draw:frame draw:style-name="gr17" draw:text-style-name="P5" draw:layer="layout" svg:width="15.2cm" svg:height="1.916cm" svg:x="2.3cm" svg:y="1.4cm">
          <draw:text-box>
            <text:p><text:span text:style-name="T6">FFD case of a truck's heated cargo space (fictive) for simulation with Modelica's Buildings library</text:span></text:p>
            <text:p><text:span text:style-name="T7">Author : Léonard Favre, </text:span><text:span text:style-name="T7"><text:a xlink:href="mailto:leonard.favre@heig-vd.ch" xlink:type="simple">leonard.favre@heig-vd.ch</text:a></text:span><text:span text:style-name="T7">, 24.7.2014</text:span></text:p>
          </draw:text-box>
        </draw:frame>
        <draw:line draw:style-name="gr18" draw:text-style-name="P1" draw:layer="layout" svg:x1="11.5cm" svg:y1="16.3cm" svg:x2="8.5cm" svg:y2="17.7cm">
          <text:p/>
        </draw:line>
        <draw:frame draw:style-name="gr19" draw:text-style-name="P6" draw:layer="layout" svg:width="8.3cm" svg:height="0.799cm" svg:x="9cm" svg:y="15.4cm">
          <draw:text-box>
            <text:p text:style-name="P6"><text:span text:style-name="T3">cargo's temperature at its periphery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2:23:30.072000000</meta:creation-date>
    <dc:date>2014-07-24T15:58:21.904000000</dc:date>
    <meta:editing-duration>PT2H3M11S</meta:editing-duration>
    <meta:editing-cycles>8</meta:editing-cycles>
    <meta:generator>LibreOffice/4.2.5.2$Windows_x86 LibreOffice_project/61cb170a04bb1f12e77c884eab9192be736ec5f5</meta:generator>
    <meta:document-statistic meta:object-count="29"/>
  </office:meta>
</office:document-meta>
</file>